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Text_20_body">El conocimiento heredado y el instinto nos ayudan a pensar de forma rápida y efectiva.<text:line-break/>Nos orientan hacia soluciones útiles sin perdernos en el mar infinito de posibilidades.<text:line-break/>Guiar así el pensamiento tiene ventajas: acorta tiempos, mejora resultados y nos permite responder con agilidad a lo que necesitamos para vivir.<text:line-break/>Pero también impone límites.</text:p>
      <text:p text:style-name="Text_20_body">Al dirigir nuestra atención solo hacia lo que parece útil o familiar, nos volvemos menos capaces de comprender lo desconocido.<text:line-break/>Y aunque esos límites pueden ser necesarios, también reducen nuestra libertad de pensamiento, nuestro campo de acción y nuestra visión de la realidad.</text:p>
      <text:p text:style-name="Text_20_body">Pero este no es el único factor que puede desorientarnos.<text:line-break/>Existe otro, igual de poderoso y sutil: la forma en que nuestro cerebro procesa la información.</text:p>
      <text:p text:style-name="Text_20_body">Nuestras neuronas trabajan comparando patrones.<text:line-break/>Esencialmente, eso es lo que hacen.</text:p>
      <text:p text:style-name="Text_20_body">En capítulos anteriores hablamos de los patrones cuando exploramos la idea de los monstruos.<text:line-break/>Un patrón puede entenderse como una descripción general, muchas veces incompleta, pero que capta ciertos rasgos distintivos.<text:line-break/>Si algo encaja en ese molde, lo reconocemos como parte de una categoría.</text:p>
      <text:p text:style-name="Text_20_body">Por ejemplo, si algo tiene cuatro ruedas, un motor de gasolina, una estructura metálica y cierto tamaño, lo identificamos como un “automóvil”.<text:line-break/>No importa la marca, el color o el diseño: el patrón se adapta.<text:line-break/>Y gracias a este sistema, podemos identificar de inmediato un coche, incluso si nunca hemos visto ese modelo en particular.</text:p>
      <text:p text:style-name="Text_20_body">Esta habilidad nos da una enorme ventaja.<text:line-break/>La comparación de patrones es lo que hace que nuestro pensamiento sea rápido, flexible, y sorprendentemente eficaz.<text:line-break/>Podemos reconocer un objeto con solo una silueta parcial.<text:line-break/>La sombra de un tigre entre los árboles, el sonido del agua cayendo, el aroma del café caliente:<text:line-break/>en milésimas de segundo, nuestra mente traduce esas señales en imágenes, emociones, decisiones.</text:p>
      <text:p text:style-name="Text_20_body">Conectar sensaciones, recuerdos e ideas en una fracción de segundo… ese es uno de los mayores logros del cerebro humano.</text:p>
      <text:p text:style-name="Text_20_body">Y sin embargo, esta misma cualidad también puede llevarnos a error.<text:line-break/>Porque trabajamos con modelos incompletos.<text:line-break/>Nuestros pensamientos se basan en información parcial.<text:line-break/>Y esa información puede ser exacta… o no.</text:p>
      <text:p text:style-name="Text_20_body"><text:soft-page-break/>Imaginemos a un navegante, en alta mar, que de pronto capta una silueta por el rabillo del ojo.<text:line-break/>No sabe bien qué ha visto, pero de inmediato siente miedo.<text:line-break/>¿Un monstruo?</text:p>
      <text:p text:style-name="Text_20_body">Da la alarma.<text:line-break/>Sus compañeros le piden una descripción. Le piden que lo dibuje.</text:p>
      <text:p text:style-name="Text_20_body">Y él lo hace.<text:line-break/>Con toda honestidad, dibuja una enorme serpiente marina, con colmillos inmensos y una boca capaz de partir el barco.<text:line-break/>No está mintiendo. Eso es lo que su mente le mostró. Eso es lo que sintió.</text:p>
      <text:p text:style-name="Text_20_body">Hoy, siglos después, nos preguntamos si realmente lo vio… o si lo imaginó.<text:line-break/>¿Fue una criatura real? ¿O fue una ilusión, construida con fragmentos sueltos de miedo y memoria?</text:p>
      <text:p text:style-name="Text_20_body">No podemos saberlo.<text:line-break/>Porque en nuestro sistema de pensamiento, ambas cosas son posibles.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6T18:22:29.902000000</meta:creation-date>
    <dc:date>2025-05-31T19:04:50.834000000</dc:date>
    <meta:editing-duration>PT18M10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4" meta:word-count="474" meta:character-count="2926" meta:non-whitespace-character-count="2466"/>
  </office:meta>
</office:document-meta>
</file>